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96a" officeooo:paragraph-rsid="001dc96a"/>
    </style:style>
    <style:style style:name="P2" style:family="paragraph" style:parent-style-name="Standard">
      <style:text-properties officeooo:paragraph-rsid="001dc96a"/>
    </style:style>
    <style:style style:name="P3" style:family="paragraph" style:parent-style-name="Standard">
      <style:text-properties fo:font-weight="bold" officeooo:rsid="001dc96a" officeooo:paragraph-rsid="001dc96a" style:font-weight-asian="bold" style:font-weight-complex="bold"/>
    </style:style>
    <style:style style:name="P4" style:family="paragraph" style:parent-style-name="Standard" style:list-style-name="L2">
      <style:text-properties officeooo:paragraph-rsid="001dc96a"/>
    </style:style>
    <style:style style:name="P5" style:family="paragraph" style:parent-style-name="Standard" style:list-style-name="L2">
      <style:text-properties officeooo:paragraph-rsid="001f9179"/>
    </style:style>
    <style:style style:name="P6" style:family="paragraph" style:parent-style-name="Standard" style:list-style-name="L3">
      <style:text-properties officeooo:paragraph-rsid="001dc96a"/>
    </style:style>
    <style:style style:name="P7" style:family="paragraph" style:parent-style-name="Standard">
      <style:text-properties fo:font-size="16pt" fo:font-weight="bold" officeooo:rsid="001dc96a" officeooo:paragraph-rsid="001dc96a" style:font-size-asian="16pt" style:font-weight-asian="bold" style:font-size-complex="16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c96a" officeooo:paragraph-rsid="001dc96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dc96a" officeooo:paragraph-rsid="001dc96a" style:font-weight-asian="normal" style:font-weight-complex="normal"/>
    </style:style>
    <style:style style:name="P10" style:family="paragraph" style:parent-style-name="Standard" style:list-style-name="L6">
      <style:text-properties officeooo:paragraph-rsid="001dc96a"/>
    </style:style>
    <style:style style:name="T1" style:family="text">
      <style:text-properties officeooo:rsid="001dc96a"/>
    </style:style>
    <style:style style:name="T2" style:family="text">
      <style:text-properties style:text-underline-style="none" fo:font-weight="bold" officeooo:rsid="001dc96a" style:font-weight-asian="bold" style:font-weight-complex="bold"/>
    </style:style>
    <style:style style:name="T3" style:family="text">
      <style:text-properties officeooo:rsid="001f917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ISA protocol</text:p>
      <text:p text:style-name="P1"/>
      <text:p text:style-name="P8">Reagent preparation:</text:p>
      <text:p text:style-name="P8"/>
      <text:p text:style-name="P2"><text:span text:style-name="T2">PBS (0.05% Tween):</text:span></text:p>
      <text:list xml:id="list98574366" text:style-name="L6">
        <text:list-item>
          <text:p text:style-name="P10">Mix on magnetic stirrer: </text:p>
        </text:list-item>
        <text:list-item>
          <text:p text:style-name="P10">0.5ml Tween 20 <text:s/></text:p>
        </text:list-item>
        <text:list-item>
          <text:p text:style-name="P10">1 liter PBS </text:p>
        </text:list-item>
      </text:list>
      <text:p text:style-name="P9"/>
      <text:p text:style-name="P1"/>
      <text:p text:style-name="P8">Sample preparation: </text:p>
      <text:p text:style-name="P1"/>
      <text:p text:style-name="P3">Feces:</text:p>
      <text:p text:style-name="P1">Dry feces samples are recommended; liquid stool samples can be difficult to prepare and can influence the detection result by ELISA.</text:p>
      <text:p text:style-name="P1"/>
      <text:list xml:id="list2072213945" text:style-name="L2">
        <text:list-item>
          <text:p text:style-name="P4"><text:span text:style-name="T1">Add PBS to at least 50 mg dry stool.</text:span></text:p>
        </text:list-item>
        <text:list-item>
          <text:p text:style-name="P5"><text:span text:style-name="T3">Vortex until dissolved</text:span></text:p>
        </text:list-item>
        <text:list-item>
          <text:p text:style-name="P5"><text:span text:style-name="T3">Wash with PBS (centrifuge at 10,000 RPM for 5 minutes)</text:span></text:p>
        </text:list-item>
        <text:list-item>
          <text:p text:style-name="P5"><text:span text:style-name="T3">Resuspend to a fecal mass: 1 mL PBS per 100 mg of feces</text:span></text:p>
        </text:list-item>
        <text:list-item>
          <text:p text:style-name="P4"><text:span text:style-name="T1">Centrifuge for 10 min at 5000 RPM.</text:span></text:p>
        </text:list-item>
        <text:list-item>
          <text:p text:style-name="P4"><text:span text:style-name="T1">Analyse immediately or store at 4°C (up to one week), -20°C (up to one month) or -80°C (up to two months). Avoid freeze-thaw cycles. Bring samples to room temperature before carrying out the assay.</text:span></text:p>
        </text:list-item>
      </text:list>
      <text:p text:style-name="P1"/>
      <text:p text:style-name="P3">Tissue:</text:p>
      <text:list xml:id="list3090351944" text:style-name="L3">
        <text:list-item>
          <text:p text:style-name="P6"><text:span text:style-name="T1">Add <text:s/>protease <text:s/>inhibitors <text:s/>to <text:s/>INVITROGEN <text:s/>Tissue <text:s/>Extraction <text:s/>Reagent <text:s/>I <text:s/>just <text:s/>before <text:s/>use.</text:span></text:p>
        </text:list-item>
        <text:list-item>
          <text:p text:style-name="P6"><text:span text:style-name="T1">Weigh tissue sample. <text:s text:c="3"/></text:span></text:p>
        </text:list-item>
        <text:list-item>
          <text:p text:style-name="P6"><text:span text:style-name="T1">Add 10 mL of Tissue Extraction Reagent I per 1 g of tissue.</text:span></text:p>
        </text:list-item>
        <text:list-item>
          <text:p text:style-name="P6"><text:span text:style-name="T1">Homogenize. </text:span></text:p>
        </text:list-item>
        <text:list-item>
          <text:p text:style-name="P6"><text:span text:style-name="T1">Centrifuge the sample at 10,000 RPM for 5 minutes to pellet the tissue debris.</text:span></text:p>
        </text:list-item>
        <text:list-item>
          <text:p text:style-name="P6"><text:span text:style-name="T1">Collect supernatant, aliquot, and freeze at –80°C. Avoid multiple freeze/thaws. Storage: Store at &lt;-20°C. Tissue Extraction Reagent I is stable for 2-3 weeks at 2-8°C or for up to 1 year when apportioned into working aliquots and stored at &lt;-20°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2:27:00.019665638</meta:creation-date>
    <dc:date>2020-01-27T16:15:58.110545564</dc:date>
    <meta:editing-duration>P3DT3H8M26S</meta:editing-duration>
    <meta:editing-cycles>2</meta:editing-cycles>
    <meta:generator>LibreOffice/6.1.5.2$Linux_X86_64 LibreOffice_project/10$Build-2</meta:generator>
    <meta:print-date>2020-01-24T13:00:36.071430263</meta:print-date>
    <meta:document-statistic meta:table-count="0" meta:image-count="0" meta:object-count="0" meta:page-count="1" meta:paragraph-count="22" meta:word-count="216" meta:character-count="1196" meta:non-whitespace-character-count="996"/>
  </office:meta>
</office:document-meta>
</file>